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1EB6C68CF9B2F214.png" manifest:media-type="image/png"/>
  <manifest:file-entry manifest:full-path="Pictures/1000000100000266000002277BC8BC39AEA27E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52ff" draw:textarea-horizontal-align="justify" draw:textarea-vertical-align="middle" draw:auto-grow-height="false" fo:min-height="18.844cm" fo:min-width="18.594cm"/>
    </style:style>
    <style:style style:name="gr2" style:family="graphic" style:parent-style-name="objectwithoutfill">
      <style:graphic-properties svg:stroke-width="1.552cm" svg:stroke-color="#fafafa" draw:marker-start-width="2.514cm" draw:marker-end-width="2.514cm" draw:stroke-linejoin="bevel" svg:stroke-linecap="round" draw:fill="none" draw:textarea-vertical-align="middle" fo:padding-top="0.887cm" fo:padding-bottom="0.887cm" fo:padding-left="1.012cm" fo:padding-right="1.01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loext:glow-radius="1.658cm" loext:glow-color="#4fc3f7" loext:glow-transparency="0%" loext:softedge-radius="0.318cm" draw:color-mode="watermark" draw:luminance="9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loext:glow-radius="3.881cm" loext:glow-color="#29b6f6" loext:glow-transparency="80%" loext:softedge-radius="0.282cm" draw:color-mode="watermark" draw:luminance="-11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4c52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cm" svg:height="27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75cm" svg:y1="10cm" svg:x2="2.5cm" svg:y2="26.75cm">
          <text:p/>
        </draw:line>
        <draw:line draw:style-name="gr2" draw:text-style-name="P2" draw:layer="layout" svg:x1="21.25cm" svg:y1="10cm" svg:x2="26.5cm" svg:y2="27cm">
          <text:p/>
        </draw:line>
        <draw:line draw:style-name="gr2" draw:text-style-name="P2" draw:layer="layout" svg:x1="7.75cm" svg:y1="10cm" svg:x2="14.5cm" svg:y2="23cm">
          <text:p/>
        </draw:line>
        <draw:line draw:style-name="gr2" draw:text-style-name="P2" draw:layer="layout" svg:x1="21.25cm" svg:y1="10cm" svg:x2="14.5cm" svg:y2="23cm">
          <text:p/>
        </draw:line>
        <draw:line draw:style-name="gr2" draw:text-style-name="P2" draw:layer="layout" svg:x1="14.5cm" svg:y1="5.75cm" svg:x2="14.5cm" svg:y2="23cm">
          <text:p/>
        </draw:line>
        <draw:line draw:style-name="gr2" draw:text-style-name="P2" draw:layer="layout" svg:x1="8cm" svg:y1="5.75cm" svg:x2="21cm" svg:y2="5.75cm">
          <text:p/>
        </draw:line>
      </draw:page>
      <draw:page draw:name="page2" draw:style-name="dp1" draw:master-page-name="Default">
        <draw:frame draw:style-name="gr3" draw:text-style-name="P2" draw:layer="layout" svg:width="18.837cm" svg:height="17.45cm" svg:x="5.082cm" svg:y="5.775cm">
          <draw:image xlink:href="Pictures/1000000100000266000002277BC8BC39AEA27EA4.png" xlink:type="simple" xlink:show="embed" xlink:actuate="onLoad" draw:mime-type="image/png">
            <text:p/>
          </draw:image>
        </draw:frame>
        <draw:frame draw:style-name="gr4" draw:text-style-name="P2" draw:layer="layout" svg:width="2.966cm" svg:height="3.062cm" svg:x="14.082cm" svg:y="11.438cm">
          <draw:image xlink:href="Pictures/10000001000000C8000000C81EB6C68CF9B2F2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6T09:51:55.884723425</dc:date>
    <meta:editing-duration>PT1M57S</meta:editing-duration>
    <meta:editing-cycles>5</meta:editing-cycles>
    <meta:generator>LibreOffice/7.3.7.2$Linux_X86_64 LibreOffice_project/30$Build-2</meta:generator>
    <meta:document-statistic meta:object-count="9"/>
  </office:meta>
</office:document-meta>
</file>